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Liberation Sans1" svg:font-family="'Liberation Sans'" style:font-family-generic="roman"/>
    <style:font-face style:name="Arial" svg:font-family="Arial" style:font-family-generic="swiss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Table3" style:family="table">
      <style:table-properties style:width="6.4271in" fo:margin-left="0.25in" table:align="left" style:writing-mode="lr-tb"/>
    </style:style>
    <style:style style:name="Table3.A" style:family="table-column">
      <style:table-column-properties style:column-width="5.7597in"/>
    </style:style>
    <style:style style:name="Table3.B" style:family="table-column">
      <style:table-column-properties style:column-width="0.667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75in" fo:border-left="0.05pt solid #000000" fo:border-right="none" fo:border-top="0.05pt solid #000000" fo:border-bottom="0.05pt solid #000000" style:writing-mode="lr-tb"/>
    </style:style>
    <style:style style:name="Table3.B1" style:family="table-cell">
      <style:table-cell-properties style:vertical-align="top" fo:padding="0.075in" fo:border="0.05pt solid #000000" style:writing-mode="lr-tb"/>
    </style:style>
    <style:style style:name="Table3.A2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le3.B2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Table1" style:family="table">
      <style:table-properties style:width="5.8771in" table:align="left"/>
    </style:style>
    <style:style style:name="Table1.A" style:family="table-column">
      <style:table-column-properties style:column-width="0.691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3.31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271in" fo:margin-left="0.25in" table:align="left" style:writing-mode="lr-tb"/>
    </style:style>
    <style:style style:name="Table4.A" style:family="table-column">
      <style:table-column-properties style:column-width="5.7597in"/>
    </style:style>
    <style:style style:name="Table4.B" style:family="table-column">
      <style:table-column-properties style:column-width="0.667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75in" fo:border-left="0.05pt solid #000000" fo:border-right="none" fo:border-top="0.05pt solid #000000" fo:border-bottom="0.05pt solid #000000" style:writing-mode="lr-tb"/>
    </style:style>
    <style:style style:name="Table4.B1" style:family="table-cell">
      <style:table-cell-properties style:vertical-align="top" fo:padding="0.075in" fo:border="0.05pt solid #000000" style:writing-mode="lr-tb"/>
    </style:style>
    <style:style style:name="Table4.A2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le4.B2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6.4271in" fo:margin-left="0.25in" table:align="left" style:writing-mode="lr-tb"/>
    </style:style>
    <style:style style:name="Table5.A" style:family="table-column">
      <style:table-column-properties style:column-width="5.7597in"/>
    </style:style>
    <style:style style:name="Table5.B" style:family="table-column">
      <style:table-column-properties style:column-width="0.667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75in" fo:border-left="0.05pt solid #000000" fo:border-right="none" fo:border-top="0.05pt solid #000000" fo:border-bottom="0.05pt solid #000000" style:writing-mode="lr-tb"/>
    </style:style>
    <style:style style:name="Table5.B1" style:family="table-cell">
      <style:table-cell-properties style:vertical-align="top" fo:padding="0.075in" fo:border="0.05pt solid #000000" style:writing-mode="lr-tb"/>
    </style:style>
    <style:style style:name="Table5.A2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le5.B2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7.0611in" fo:margin-left="0in" table:align="left"/>
    </style:style>
    <style:style style:name="Table2.A" style:family="table-column">
      <style:table-column-properties style:column-width="0.691in"/>
    </style:style>
    <style:style style:name="Table2.B" style:family="table-column">
      <style:table-column-properties style:column-width="4.2431in"/>
    </style:style>
    <style:style style:name="Table2.C" style:family="table-column">
      <style:table-column-properties style:column-width="2.1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in" fo:margin-bottom="0in" style:contextual-spacing="false" fo:text-align="center" style:justify-single-word="false"/>
      <style:text-properties style:use-window-font-color="true" style:font-name="Arial" fo:font-size="12pt" fo:font-weight="bold" officeooo:paragraph-rsid="000ebc2d" style:font-size-asian="12pt" style:font-weight-asian="bold" style:font-name-complex="Arial2" style:font-size-complex="12pt" style:font-weight-complex="bold"/>
    </style:style>
    <style:style style:name="P2" style:family="paragraph" style:parent-style-name="Normal_20__28_Web_29_">
      <style:paragraph-properties fo:margin-top="0in" fo:margin-bottom="0in" style:contextual-spacing="false" fo:text-align="start" style:justify-single-word="false"/>
      <style:text-properties style:use-window-font-color="true" style:font-name="Arial" fo:font-size="12pt" fo:font-weight="bold" officeooo:paragraph-rsid="000ebc2d" style:font-size-asian="12pt" style:font-weight-asian="bold" style:font-name-complex="Arial2" style:font-size-complex="12pt" style:font-weight-complex="bold"/>
    </style:style>
    <style:style style:name="P3" style:family="paragraph" style:parent-style-name="Standard">
      <style:paragraph-properties fo:margin-top="0in" fo:margin-bottom="0in" style:contextual-spacing="false" fo:break-before="auto" fo:break-after="auto">
        <style:tab-stops/>
      </style:paragraph-properties>
      <style:text-properties style:use-window-font-color="true" style:font-name="Arial" fo:font-size="12pt" fo:font-style="normal" style:text-underline-style="none" fo:font-weight="normal" officeooo:rsid="00101b21" officeooo:paragraph-rsid="001dd733" style:font-size-asian="12pt" style:font-style-asian="normal" style:font-weight-asian="normal" style:font-name-complex="Arial2" style:font-size-complex="12pt" style:font-style-complex="normal" style:font-weight-complex="bold"/>
    </style:style>
    <style:style style:name="P4" style:family="paragraph" style:parent-style-name="Normal_20__28_Web_29_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Normal_20__28_Web_29_">
      <style:text-properties style:font-name="Arial" fo:font-style="normal" style:text-underline-style="none" fo:font-weight="normal" officeooo:paragraph-rsid="000fce65" style:font-style-asian="normal" style:font-weight-asian="normal" style:font-style-complex="normal" style:font-weight-complex="normal"/>
    </style:style>
    <style:style style:name="P6" style:family="paragraph" style:parent-style-name="Normal_20__28_Web_29_">
      <style:text-properties style:font-name="Arial" fo:font-style="normal" style:text-underline-style="none" fo:font-weight="normal" officeooo:rsid="00101b21" officeooo:paragraph-rsid="00101b21" style:font-style-asian="normal" style:font-weight-asian="normal" style:font-style-complex="normal" style:font-weight-complex="normal"/>
    </style:style>
    <style:style style:name="P7" style:family="paragraph" style:parent-style-name="Normal_20__28_Web_29_">
      <style:text-properties fo:color="#000000" style:font-name="Arial" fo:font-style="normal" style:text-underline-style="none" fo:font-weight="normal" officeooo:rsid="0012052c" officeooo:paragraph-rsid="0012052c" style:font-style-asian="normal" style:font-weight-asian="normal" style:font-style-complex="normal" style:font-weight-complex="normal"/>
    </style:style>
    <style:style style:name="P8" style:family="paragraph" style:parent-style-name="Normal_20__28_Web_29_">
      <style:text-properties style:use-window-font-color="true" style:font-name="Arial" fo:font-size="12pt" officeooo:paragraph-rsid="001e6374" style:font-size-asian="12pt" style:font-name-complex="Arial2" style:font-size-complex="12pt"/>
    </style:style>
    <style:style style:name="P9" style:family="paragraph" style:parent-style-name="Normal_20__28_Web_29_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0ebc2d" officeooo:paragraph-rsid="000ebc2d" style:font-size-asian="12pt" style:font-weight-asian="normal" style:font-name-complex="Arial2" style:font-size-complex="12pt" style:font-weight-complex="normal"/>
    </style:style>
    <style:style style:name="P10" style:family="paragraph" style:parent-style-name="Normal_20__28_Web_29_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0fce65" officeooo:paragraph-rsid="0012fc32" style:font-size-asian="12pt" style:font-weight-asian="normal" style:font-name-complex="Arial2" style:font-size-complex="12pt" style:font-weight-complex="normal"/>
    </style:style>
    <style:style style:name="P11" style:family="paragraph" style:parent-style-name="Normal_20__28_Web_29_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17fa98" officeooo:paragraph-rsid="0017fa98" style:font-size-asian="12pt" style:font-weight-asian="normal" style:font-name-complex="Arial2" style:font-size-complex="12pt" style:font-weight-complex="normal"/>
    </style:style>
    <style:style style:name="P12" style:family="paragraph" style:parent-style-name="Normal_20__28_Web_29_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17fa98" officeooo:paragraph-rsid="001f15ad" style:font-size-asian="12pt" style:font-weight-asian="normal" style:font-name-complex="Arial2" style:font-size-complex="12pt" style:font-weight-complex="normal"/>
    </style:style>
    <style:style style:name="P13" style:family="paragraph" style:parent-style-name="Normal_20__28_Web_29_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19ea49" officeooo:paragraph-rsid="0020fe3b" style:font-size-asian="12pt" style:font-weight-asian="normal" style:font-name-complex="Arial2" style:font-size-complex="12pt" style:font-weight-complex="normal"/>
    </style:style>
    <style:style style:name="P14" style:family="paragraph" style:parent-style-name="Normal_20__28_Web_29_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style:use-window-font-color="true" style:font-name="Arial" fo:font-size="12pt" officeooo:paragraph-rsid="001e6374" style:font-size-asian="12pt" style:font-name-complex="Arial2" style:font-size-complex="12pt"/>
    </style:style>
    <style:style style:name="P15" style:family="paragraph" style:parent-style-name="Normal_20__28_Web_29_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color="#000000" style:font-name="Liberation Sans1" fo:font-size="12pt" fo:font-weight="normal" officeooo:rsid="0019ea49" officeooo:paragraph-rsid="0019ea49" style:font-size-asian="12pt" style:font-weight-asian="normal" style:font-name-complex="Arial2" style:font-size-complex="12pt" style:font-weight-complex="normal"/>
    </style:style>
    <style:style style:name="P16" style:family="paragraph" style:parent-style-name="Normal_20__28_Web_29_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officeooo:paragraph-rsid="0012fc32"/>
    </style:style>
    <style:style style:name="P17" style:family="paragraph" style:parent-style-name="Normal_20__28_Web_29_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officeooo:paragraph-rsid="001e6374"/>
    </style:style>
    <style:style style:name="P18" style:family="paragraph" style:parent-style-name="Normal_20__28_Web_29_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officeooo:paragraph-rsid="0020fe3b"/>
    </style:style>
    <style:style style:name="P19" style:family="paragraph" style:parent-style-name="Normal_20__28_Web_29_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style:font-name="Arial1" officeooo:paragraph-rsid="0020fe3b"/>
    </style:style>
    <style:style style:name="P20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12fc32" officeooo:paragraph-rsid="001e6374" style:font-size-asian="12pt" style:font-weight-asian="normal" style:font-name-complex="Arial2" style:font-size-complex="12pt" style:font-weight-complex="normal"/>
    </style:style>
    <style:style style:name="P21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0ebc2d" officeooo:paragraph-rsid="000ebc2d" style:font-size-asian="12pt" style:font-weight-asian="normal" style:font-name-complex="Arial2" style:font-size-complex="12pt" style:font-weight-complex="normal"/>
    </style:style>
    <style:style style:name="P22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style:font-name="Arial" fo:font-size="12pt" officeooo:paragraph-rsid="001e6374" style:font-size-asian="12pt" style:font-name-complex="Arial2" style:font-size-complex="12pt"/>
    </style:style>
    <style:style style:name="P23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017fa98"/>
    </style:style>
    <style:style style:name="P24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00ebc2d"/>
    </style:style>
    <style:style style:name="P25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01dd733"/>
    </style:style>
    <style:style style:name="P26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014c290"/>
    </style:style>
    <style:style style:name="P27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01f15ad"/>
    </style:style>
    <style:style style:name="P28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01ec1f2"/>
    </style:style>
    <style:style style:name="P29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020fe3b"/>
    </style:style>
    <style:style style:name="P30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" officeooo:paragraph-rsid="0019ea49"/>
    </style:style>
    <style:style style:name="P31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" officeooo:rsid="0019ea49" officeooo:paragraph-rsid="0019ea49"/>
    </style:style>
    <style:style style:name="P32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" officeooo:rsid="001a2724" officeooo:paragraph-rsid="001a2724"/>
    </style:style>
    <style:style style:name="P33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" officeooo:rsid="001a2724" officeooo:paragraph-rsid="00213aee"/>
    </style:style>
    <style:style style:name="P34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rsid="0019ea49" officeooo:paragraph-rsid="0019ea49"/>
    </style:style>
    <style:style style:name="P35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font-name="Arial" fo:font-size="12pt" fo:font-weight="normal" officeooo:rsid="0017fa98" officeooo:paragraph-rsid="0017fa98" style:font-size-asian="12pt" style:font-weight-asian="normal" style:font-name-complex="Arial2" style:font-size-complex="12pt" style:font-weight-complex="normal"/>
    </style:style>
    <style:style style:name="P36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font-name="Arial" officeooo:rsid="0019ea49" officeooo:paragraph-rsid="0019ea49"/>
    </style:style>
    <style:style style:name="P37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font-name="Arial1" fo:font-size="12pt" officeooo:rsid="0014c290" officeooo:paragraph-rsid="0014c290" style:font-size-asian="12pt" style:font-size-complex="12pt"/>
    </style:style>
    <style:style style:name="P3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break-before="auto" fo:break-after="auto">
        <style:tab-stops/>
      </style:paragraph-properties>
      <style:text-properties style:use-window-font-color="true" style:font-name="Arial" fo:font-size="12pt" fo:font-weight="normal" officeooo:rsid="00101b21" officeooo:paragraph-rsid="001e6374" style:font-size-asian="12pt" style:font-weight-asian="normal" style:font-name-complex="Arial2" style:font-size-complex="12pt" style:font-weight-complex="bold"/>
    </style:style>
    <style:style style:name="P3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break-before="auto" fo:break-after="auto">
        <style:tab-stops/>
      </style:paragraph-properties>
      <style:text-properties style:use-window-font-color="true" style:font-name="Arial" fo:font-size="12pt" fo:font-weight="normal" officeooo:rsid="00101b21" officeooo:paragraph-rsid="001ec1f2" style:font-size-asian="12pt" style:font-weight-asian="normal" style:font-name-complex="Arial2" style:font-size-complex="12pt" style:font-weight-complex="bold"/>
    </style:style>
    <style:style style:name="P40" style:family="paragraph" style:parent-style-name="Normal_20__28_Web_29_">
      <style:paragraph-properties fo:margin-left="0in" fo:margin-right="0in" fo:margin-top="0.1965in" fo:margin-bottom="0.2008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0ebc2d" officeooo:paragraph-rsid="000ebc2d" style:font-size-asian="12pt" style:font-weight-asian="normal" style:font-name-complex="Arial2" style:font-size-complex="12pt" style:font-weight-complex="normal"/>
    </style:style>
    <style:style style:name="P41" style:family="paragraph" style:parent-style-name="Normal_20__28_Web_29_">
      <style:paragraph-properties fo:margin-left="0in" fo:margin-right="0in" fo:margin-top="0.1965in" fo:margin-bottom="0.2008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0fce65" officeooo:paragraph-rsid="000fce65" style:font-size-asian="12pt" style:font-weight-asian="normal" style:font-name-complex="Arial2" style:font-size-complex="12pt" style:font-weight-complex="normal"/>
    </style:style>
    <style:style style:name="P42" style:family="paragraph" style:parent-style-name="Normal_20__28_Web_29_">
      <style:paragraph-properties fo:margin-left="0in" fo:margin-right="0in" fo:margin-top="0in" fo:margin-bottom="0.0043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0fce65" officeooo:paragraph-rsid="0017fa98" style:font-size-asian="12pt" style:font-weight-asian="normal" style:font-name-complex="Arial2" style:font-size-complex="12pt" style:font-weight-complex="normal"/>
    </style:style>
    <style:style style:name="P43" style:family="paragraph" style:parent-style-name="Normal_20__28_Web_29_">
      <style:paragraph-properties fo:margin-left="0in" fo:margin-right="0in" fo:margin-top="0in" fo:margin-bottom="0.0043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0fce65" officeooo:paragraph-rsid="000fce65" style:font-size-asian="12pt" style:font-weight-asian="normal" style:font-name-complex="Arial2" style:font-size-complex="12pt" style:font-weight-complex="normal"/>
    </style:style>
    <style:style style:name="P44" style:family="paragraph" style:parent-style-name="Normal_20__28_Web_29_">
      <style:paragraph-properties fo:margin-left="0in" fo:margin-right="0in" fo:margin-top="0in" fo:margin-bottom="0.0043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0fce65" officeooo:paragraph-rsid="000ebc2d" style:font-size-asian="12pt" style:font-weight-asian="normal" style:font-name-complex="Arial2" style:font-size-complex="12pt" style:font-weight-complex="normal"/>
    </style:style>
    <style:style style:name="P45" style:family="paragraph" style:parent-style-name="Normal_20__28_Web_29_">
      <style:paragraph-properties fo:margin-left="0in" fo:margin-right="0in" fo:margin-top="0in" fo:margin-bottom="0.0043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0ebc2d" officeooo:paragraph-rsid="000fce65" style:font-size-asian="12pt" style:font-weight-asian="normal" style:font-name-complex="Arial2" style:font-size-complex="12pt" style:font-weight-complex="normal"/>
    </style:style>
    <style:style style:name="P46" style:family="paragraph" style:parent-style-name="Normal_20__28_Web_29_">
      <style:paragraph-properties fo:margin-left="0in" fo:margin-right="0in" fo:margin-top="0.2362in" fo:margin-bottom="0.2008in" style:contextual-spacing="false" fo:text-align="start" style:justify-single-word="false" fo:text-indent="0in" style:auto-text-indent="false"/>
      <style:text-properties officeooo:paragraph-rsid="0014c290"/>
    </style:style>
    <style:style style:name="P47" style:family="paragraph" style:parent-style-name="Table_20_Contents">
      <style:paragraph-properties fo:text-align="start" style:justify-single-word="false"/>
      <style:text-properties officeooo:paragraph-rsid="0012fc32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2pt" style:font-size-asian="12pt" style:font-name-complex="Arial2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2pt" officeooo:paragraph-rsid="0012fc32" style:font-size-asian="12pt" style:font-name-complex="Arial2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12pt" officeooo:rsid="0012fc32" officeooo:paragraph-rsid="0012fc32" style:font-size-asian="12pt" style:font-name-complex="Arial2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Arial"/>
    </style:style>
    <style:style style:name="P52" style:family="paragraph" style:parent-style-name="Table_20_Contents">
      <style:paragraph-properties fo:text-align="start" style:justify-single-word="false"/>
      <style:text-properties style:font-name="Arial" officeooo:paragraph-rsid="001a2724"/>
    </style:style>
    <style:style style:name="P53" style:family="paragraph" style:parent-style-name="Table_20_Contents">
      <style:paragraph-properties fo:text-align="start" style:justify-single-word="false"/>
      <style:text-properties style:font-name="Arial" officeooo:rsid="001a2724" officeooo:paragraph-rsid="001a2724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12pt" officeooo:paragraph-rsid="0012fc32" style:font-size-asian="12pt" style:font-name-complex="Arial2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Liberation Sans1" officeooo:rsid="001a2724" officeooo:paragraph-rsid="001a2724"/>
    </style:style>
    <style:style style:name="P56" style:family="paragraph" style:parent-style-name="Normal_20__28_Web_29_" style:master-page-name="">
      <style:paragraph-properties fo:margin-left="0.5134in" fo:margin-right="0in" fo:margin-top="0in" fo:margin-bottom="0in" style:contextual-spacing="false" fo:text-indent="0in" style:auto-text-indent="false" style:page-number="auto"/>
      <style:text-properties style:font-name="Arial" officeooo:paragraph-rsid="001f15ad"/>
    </style:style>
    <style:style style:name="P57" style:family="paragraph" style:parent-style-name="Normal_20__28_Web_29_">
      <style:paragraph-properties fo:margin-left="0.5134in" fo:margin-right="0in" fo:margin-top="0in" fo:margin-bottom="0in" style:contextual-spacing="false" fo:text-indent="0in" style:auto-text-indent="false"/>
      <style:text-properties style:font-name="Arial" officeooo:paragraph-rsid="001f15ad"/>
    </style:style>
    <style:style style:name="P58" style:family="paragraph" style:parent-style-name="Normal_20__28_Web_29_" style:master-page-name="">
      <style:paragraph-properties fo:margin-left="0.4835in" fo:margin-right="0in" fo:margin-top="0in" fo:margin-bottom="0in" style:contextual-spacing="false" fo:text-align="start" style:justify-single-word="false" fo:text-indent="0in" style:auto-text-indent="false" style:page-number="auto"/>
      <style:text-properties style:use-window-font-color="true" style:font-name="Arial" fo:font-size="12pt" fo:font-weight="normal" officeooo:rsid="0017fa98" officeooo:paragraph-rsid="0017fa98" style:font-size-asian="12pt" style:font-weight-asian="normal" style:font-name-complex="Arial2" style:font-size-complex="12pt" style:font-weight-complex="normal"/>
    </style:style>
    <style:style style:name="P59" style:family="paragraph" style:parent-style-name="Normal_20__28_Web_29_">
      <style:paragraph-properties fo:margin-left="0.4835in" fo:margin-right="0in" fo:margin-top="0in" fo:margin-bottom="0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17fa98" officeooo:paragraph-rsid="0017fa98" style:font-size-asian="12pt" style:font-weight-asian="normal" style:font-name-complex="Arial2" style:font-size-complex="12pt" style:font-weight-complex="normal"/>
    </style:style>
    <style:style style:name="P60" style:family="paragraph" style:parent-style-name="Normal_20__28_Web_29_" style:master-page-name="">
      <style:paragraph-properties fo:margin-left="0.4984in" fo:margin-right="0in" fo:margin-top="0in" fo:margin-bottom="0in" style:contextual-spacing="false" fo:text-align="start" style:justify-single-word="false" fo:text-indent="0in" style:auto-text-indent="false" style:page-number="auto"/>
      <style:text-properties style:use-window-font-color="true" style:font-name="Arial" fo:font-size="12pt" fo:font-weight="normal" officeooo:rsid="0017fa98" officeooo:paragraph-rsid="0017fa98" style:font-size-asian="12pt" style:font-weight-asian="normal" style:font-name-complex="Arial2" style:font-size-complex="12pt" style:font-weight-complex="normal"/>
    </style:style>
    <style:style style:name="P61" style:family="paragraph" style:parent-style-name="Normal_20__28_Web_29_">
      <style:paragraph-properties fo:margin-left="0.4984in" fo:margin-right="0in" fo:margin-top="0in" fo:margin-bottom="0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17fa98" officeooo:paragraph-rsid="0017fa98" style:font-size-asian="12pt" style:font-weight-asian="normal" style:font-name-complex="Arial2" style:font-size-complex="12pt" style:font-weight-complex="normal"/>
    </style:style>
    <style:style style:name="P62" style:family="paragraph" style:parent-style-name="Normal_20__28_Web_29_" style:master-page-name="">
      <style:paragraph-properties fo:margin-left="0.4909in" fo:margin-right="0in" fo:margin-top="0in" fo:margin-bottom="0in" style:contextual-spacing="false" fo:text-align="start" style:justify-single-word="false" fo:text-indent="0in" style:auto-text-indent="false" style:page-number="auto"/>
      <style:text-properties officeooo:paragraph-rsid="0020fe3b"/>
    </style:style>
    <style:style style:name="P63" style:family="paragraph" style:parent-style-name="Normal_20__28_Web_29_">
      <style:paragraph-properties fo:margin-left="0.4909in" fo:margin-right="0in" fo:margin-top="0in" fo:margin-bottom="0in" style:contextual-spacing="false" fo:text-align="start" style:justify-single-word="false" fo:text-indent="0in" style:auto-text-indent="false"/>
      <style:text-properties style:font-name="Arial" officeooo:paragraph-rsid="0019ea49"/>
    </style:style>
    <style:style style:name="P64" style:family="paragraph" style:parent-style-name="Normal_20__28_Web_29_">
      <style:paragraph-properties fo:margin-left="0.4909in" fo:margin-right="0in" fo:margin-top="0in" fo:margin-bottom="0in" style:contextual-spacing="false" fo:text-align="start" style:justify-single-word="false" fo:text-indent="0in" style:auto-text-indent="false"/>
      <style:text-properties officeooo:paragraph-rsid="0020fe3b"/>
    </style:style>
    <style:style style:name="P65" style:family="paragraph" style:parent-style-name="Normal_20__28_Web_29_" style:master-page-name="">
      <style:paragraph-properties fo:margin-left="0.5209in" fo:margin-right="0in" fo:margin-top="0in" fo:margin-bottom="0in" style:contextual-spacing="false" fo:text-align="start" style:justify-single-word="false" fo:text-indent="0in" style:auto-text-indent="false" style:page-number="auto"/>
      <style:text-properties style:font-name="Arial" officeooo:paragraph-rsid="0019ea49"/>
    </style:style>
    <style:style style:name="P66" style:family="paragraph" style:parent-style-name="Normal_20__28_Web_29_" style:master-page-name="">
      <style:paragraph-properties fo:margin-left="0.5354in" fo:margin-right="0in" fo:margin-top="0in" fo:margin-bottom="0in" style:contextual-spacing="false" fo:text-align="start" style:justify-single-word="false" fo:text-indent="0in" style:auto-text-indent="false" style:page-number="auto"/>
      <style:text-properties fo:color="#000000" style:font-name="Arial" officeooo:rsid="0019ea49" officeooo:paragraph-rsid="0019ea49"/>
    </style:style>
    <style:style style:name="P67" style:family="paragraph" style:parent-style-name="Normal_20__28_Web_29_">
      <style:paragraph-properties fo:margin-left="0.5354in" fo:margin-right="0in" fo:margin-top="0in" fo:margin-bottom="0in" style:contextual-spacing="false" fo:text-align="start" style:justify-single-word="false" fo:text-indent="0in" style:auto-text-indent="false"/>
      <style:text-properties fo:color="#000000" style:font-name="Arial" officeooo:rsid="0019ea49" officeooo:paragraph-rsid="0019ea49"/>
    </style:style>
    <style:style style:name="P68" style:family="paragraph" style:parent-style-name="Table">
      <style:text-properties style:use-window-font-color="true" style:font-name="Arial" fo:font-size="12pt" officeooo:paragraph-rsid="001e6374" style:font-size-asian="12pt" style:font-name-complex="Arial2" style:font-size-complex="12pt"/>
    </style:style>
    <style:style style:name="P69" style:family="paragraph" style:parent-style-name="Table">
      <style:text-properties style:use-window-font-color="true" style:font-name="Arial" fo:font-size="12pt" officeooo:paragraph-rsid="001ec1f2" style:font-size-asian="12pt" style:font-name-complex="Arial2" style:font-size-complex="12pt"/>
    </style:style>
    <style:style style:name="P70" style:family="paragraph" style:parent-style-name="Standard">
      <style:paragraph-properties fo:margin-top="0in" fo:margin-bottom="0in" style:contextual-spacing="false">
        <style:tab-stops/>
      </style:paragraph-properties>
      <style:text-properties fo:color="#000000" style:font-name="Arial1" fo:font-size="12pt" fo:font-style="normal" style:text-underline-style="none" fo:font-weight="normal" officeooo:rsid="0012052c" officeooo:paragraph-rsid="001dd733" style:font-size-asian="12pt" style:font-style-asian="normal" style:font-weight-asian="normal" style:font-name-complex="Arial2" style:font-size-complex="12pt" style:font-style-complex="normal" style:font-weight-complex="bold"/>
    </style:style>
    <style:style style:name="P71" style:family="paragraph" style:parent-style-name="Standard">
      <style:paragraph-properties fo:margin-top="0in" fo:margin-bottom="0in" style:contextual-spacing="false">
        <style:tab-stops/>
      </style:paragraph-properties>
      <style:text-properties fo:color="#000000" style:font-name="Arial1" fo:font-size="12pt" fo:font-style="normal" style:text-underline-style="none" fo:font-weight="normal" officeooo:rsid="0012052c" officeooo:paragraph-rsid="001e6374" style:font-size-asian="12pt" style:font-style-asian="normal" style:font-weight-asian="normal" style:font-name-complex="Arial2" style:font-size-complex="12pt" style:font-style-complex="normal" style:font-weight-complex="bold"/>
    </style:style>
    <style:style style:name="P72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>
        <style:tab-stops/>
      </style:paragraph-properties>
      <style:text-properties fo:color="#000000" style:font-name="Arial1" fo:font-size="12pt" fo:font-style="normal" style:text-underline-style="none" fo:font-weight="bold" officeooo:rsid="00241844" officeooo:paragraph-rsid="00241844" style:font-size-asian="12pt" style:font-style-asian="normal" style:font-weight-asian="bold" style:font-name-complex="Arial2" style:font-size-complex="12pt" style:font-style-complex="normal" style:font-weight-complex="bold"/>
    </style:style>
    <style:style style:name="P73" style:family="paragraph" style:parent-style-name="Table" style:list-style-name="L1">
      <style:text-properties style:use-window-font-color="true" style:font-name="Arial" fo:font-size="12pt" officeooo:paragraph-rsid="001e6374" style:font-size-asian="12pt" style:font-name-complex="Arial2" style:font-size-complex="12pt"/>
    </style:style>
    <style:style style:name="P74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style:font-name="Arial" fo:font-size="12pt" fo:font-weight="normal" officeooo:rsid="000ebc2d" officeooo:paragraph-rsid="001dd733" style:font-size-asian="12pt" style:font-weight-asian="normal" style:font-name-complex="Arial2" style:font-size-complex="12pt" style:font-weight-complex="normal"/>
    </style:style>
    <style:style style:name="P75" style:family="paragraph" style:parent-style-name="Normal_20__28_Web_29_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style:font-name="Arial1" fo:font-size="12pt" fo:font-weight="normal" officeooo:rsid="0012052c" officeooo:paragraph-rsid="00213aee" style:font-size-asian="12pt" style:font-weight-asian="normal" style:font-name-complex="Arial1" style:font-size-complex="12pt" style:font-weight-complex="normal"/>
    </style:style>
    <style:style style:name="P76" style:family="paragraph" style:parent-style-name="Normal_20__28_Web_29_">
      <style:paragraph-properties fo:margin-left="0.4764in" fo:margin-right="0in" fo:margin-top="0in" fo:margin-bottom="0in" style:contextual-spacing="false" fo:text-indent="0in" style:auto-text-indent="false"/>
      <style:text-properties fo:color="#000000" style:font-name="Arial" officeooo:rsid="001f15ad" officeooo:paragraph-rsid="001f15ad"/>
    </style:style>
    <style:style style:name="P77" style:family="paragraph" style:parent-style-name="Normal_20__28_Web_29_">
      <style:text-properties fo:color="#000000" style:font-name="Arial" officeooo:rsid="0016260a" officeooo:paragraph-rsid="0016260a"/>
    </style:style>
    <style:style style:name="P78" style:family="paragraph" style:parent-style-name="Normal_20__28_Web_29_">
      <style:text-properties fo:color="#000000" style:font-name="Arial" officeooo:rsid="0016260a" officeooo:paragraph-rsid="001ec1f2"/>
    </style:style>
    <style:style style:name="P79" style:family="paragraph" style:parent-style-name="Normal_20__28_Web_29_">
      <style:text-properties fo:color="#000000" style:font-name="Arial" fo:font-weight="normal" officeooo:rsid="0016260a" officeooo:paragraph-rsid="0016260a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" style:family="text">
      <style:text-properties fo:color="#000000" style:font-name="Arial" fo:font-size="12pt" fo:font-style="normal" fo:font-weight="normal" officeooo:rsid="000ebc2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5" style:family="text">
      <style:text-properties fo:color="#000000" style:font-name="Arial" fo:font-size="12pt" fo:font-style="normal" fo:font-weight="normal" officeooo:rsid="0016260a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6" style:family="text">
      <style:text-properties fo:color="#000000"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T7" style:family="text">
      <style:text-properties fo:color="#000000" style:font-name="Arial" fo:font-size="12pt" fo:font-weight="normal" officeooo:rsid="0017fa98" style:font-size-asian="12pt" style:font-weight-asian="normal" style:font-name-complex="Arial2" style:font-size-complex="12pt" style:font-weight-complex="normal"/>
    </style:style>
    <style:style style:name="T8" style:family="text">
      <style:text-properties fo:color="#000000" style:font-name="Arial" fo:font-size="12pt" fo:font-weight="normal" officeooo:rsid="001f15ad" style:font-size-asian="12pt" style:font-weight-asian="normal" style:font-name-complex="Arial2" style:font-size-complex="12pt" style:font-weight-complex="normal"/>
    </style:style>
    <style:style style:name="T9" style:family="text">
      <style:text-properties fo:color="#000000" style:font-name="Arial" fo:font-size="12pt" fo:font-weight="normal" officeooo:rsid="0020fe3b" style:font-size-asian="12pt" style:font-weight-asian="normal" style:font-name-complex="Arial2" style:font-size-complex="12pt" style:font-weight-complex="normal"/>
    </style:style>
    <style:style style:name="T10" style:family="text">
      <style:text-properties fo:color="#000000" style:font-name="Arial" fo:font-size="12pt" officeooo:rsid="0014c290" style:font-size-asian="12pt" style:font-size-complex="12pt"/>
    </style:style>
    <style:style style:name="T11" style:family="text">
      <style:text-properties fo:color="#000000" style:font-name="Arial" fo:font-size="12pt" officeooo:rsid="001e6374" style:font-size-asian="12pt" style:font-size-complex="12pt"/>
    </style:style>
    <style:style style:name="T12" style:family="text">
      <style:text-properties fo:color="#000000" style:font-name="Arial" fo:font-size="12pt" style:font-size-asian="12pt" style:font-name-complex="Arial2" style:font-size-complex="12pt"/>
    </style:style>
    <style:style style:name="T13" style:family="text">
      <style:text-properties fo:color="#000000" style:font-name="Arial" fo:font-size="12pt" officeooo:rsid="0016260a" style:font-size-asian="12pt" style:font-name-complex="Arial2" style:font-size-complex="12pt"/>
    </style:style>
    <style:style style:name="T14" style:family="text">
      <style:text-properties fo:color="#000000" style:font-name="Arial" fo:font-size="12pt" officeooo:rsid="0017fa98" style:font-size-asian="12pt" style:font-name-complex="Arial2" style:font-size-complex="12pt"/>
    </style:style>
    <style:style style:name="T15" style:family="text">
      <style:text-properties fo:color="#000000" style:font-name="Arial" fo:font-weight="normal" style:font-weight-asian="normal" style:font-weight-complex="normal"/>
    </style:style>
    <style:style style:name="T16" style:family="text">
      <style:text-properties fo:color="#000000" style:font-name="Arial" officeooo:rsid="0012fc32"/>
    </style:style>
    <style:style style:name="T17" style:family="text">
      <style:text-properties fo:color="#000000" style:font-name="Arial" officeooo:rsid="0014c290"/>
    </style:style>
    <style:style style:name="T18" style:family="text">
      <style:text-properties fo:color="#000000" style:font-name="Arial" officeooo:rsid="001dd733"/>
    </style:style>
    <style:style style:name="T19" style:family="text">
      <style:text-properties fo:color="#000000" style:font-name="Liberation Sans1"/>
    </style:style>
    <style:style style:name="T20" style:family="text">
      <style:text-properties fo:color="#000000" officeooo:rsid="000fce65"/>
    </style:style>
    <style:style style:name="T2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fo:font-weight="normal" officeooo:rsid="0012fc32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style:text-underline-style="none" fo:font-weight="normal" officeooo:rsid="0012052c" style:font-style-asian="normal" style:font-weight-asian="normal" style:font-style-complex="normal" style:font-weight-complex="normal"/>
    </style:style>
    <style:style style:name="T24" style:family="text">
      <style:text-properties fo:color="#000000" officeooo:rsid="0012fc32"/>
    </style:style>
    <style:style style:name="T25" style:family="text">
      <style:text-properties fo:color="#000000" officeooo:rsid="0014c290"/>
    </style:style>
    <style:style style:name="T26" style:family="text">
      <style:text-properties fo:color="#000000" officeooo:rsid="0019ea49"/>
    </style:style>
    <style:style style:name="T27" style:family="text">
      <style:text-properties fo:color="#000000" style:font-name="Arial1"/>
    </style:style>
    <style:style style:name="T28" style:family="text">
      <style:text-properties fo:color="#000000" style:font-name="Arial1" fo:language="lv" fo:country="LV"/>
    </style:style>
    <style:style style:name="T29" style:family="text">
      <style:text-properties fo:color="#000000" style:font-name="Arial1" fo:language="lv" fo:country="LV" officeooo:rsid="0012052c"/>
    </style:style>
    <style:style style:name="T30" style:family="text">
      <style:text-properties fo:color="#000000" style:font-name="Arial1" fo:language="lv" fo:country="LV" officeooo:rsid="00072241"/>
    </style:style>
    <style:style style:name="T31" style:family="text">
      <style:text-properties fo:color="#000000" style:font-name="Arial1" fo:language="lv" fo:country="LV" fo:font-style="normal" style:text-underline-style="none" officeooo:rsid="0012052c" style:font-style-asian="normal" style:font-style-complex="normal"/>
    </style:style>
    <style:style style:name="T32" style:family="text">
      <style:text-properties fo:color="#000000" style:font-name="Arial1" fo:language="lv" fo:country="LV" fo:font-style="normal" style:text-underline-style="none" officeooo:rsid="00072241" style:font-style-asian="normal" style:font-style-complex="normal"/>
    </style:style>
    <style:style style:name="T33" style:family="text">
      <style:text-properties fo:color="#000000" style:font-name="Arial1" fo:language="lv" fo:country="LV" fo:font-style="normal" fo:font-weight="normal" officeooo:rsid="0017fa98" style:font-style-asian="normal" style:font-weight-asian="normal" style:font-style-complex="normal" style:font-weight-complex="normal"/>
    </style:style>
    <style:style style:name="T34" style:family="text">
      <style:text-properties fo:color="#000000" style:font-name="Arial1" fo:language="lv" fo:country="LV" fo:font-style="normal" fo:font-weight="normal" officeooo:rsid="001f15ad" style:font-style-asian="normal" style:font-weight-asian="normal" style:font-style-complex="normal" style:font-weight-complex="normal"/>
    </style:style>
    <style:style style:name="T35" style:family="text">
      <style:text-properties fo:color="#000000" style:font-name="Arial1" fo:language="lv" fo:country="LV" fo:font-weight="normal" style:font-weight-asian="normal" style:font-weight-complex="normal"/>
    </style:style>
    <style:style style:name="T36" style:family="text">
      <style:text-properties fo:color="#000000" style:font-name="Arial1" fo:language="lv" fo:country="LV" fo:font-weight="normal" officeooo:rsid="001f15ad" style:font-weight-asian="normal" style:font-weight-complex="normal"/>
    </style:style>
    <style:style style:name="T37" style:family="text">
      <style:text-properties fo:color="#000000" style:font-name="Arial1" fo:language="lv" fo:country="LV" officeooo:rsid="001f15ad"/>
    </style:style>
    <style:style style:name="T38" style:family="text">
      <style:text-properties fo:color="#000000" style:font-name="Arial1" officeooo:rsid="0012052c"/>
    </style:style>
    <style:style style:name="T39" style:family="text">
      <style:text-properties fo:color="#000000" style:font-name="Arial1" fo:font-style="normal" style:text-underline-style="none" officeooo:rsid="0012052c" style:font-style-asian="normal" style:font-style-complex="normal"/>
    </style:style>
    <style:style style:name="T40" style:family="text">
      <style:text-properties fo:color="#000000" style:font-name="Arial1" fo:font-style="normal" fo:font-weight="normal" officeooo:rsid="0017fa98" style:font-style-asian="normal" style:font-weight-asian="normal" style:font-style-complex="normal" style:font-weight-complex="normal"/>
    </style:style>
    <style:style style:name="T41" style:family="text">
      <style:text-properties fo:color="#000000" style:font-name="Arial1" fo:font-size="12pt" officeooo:rsid="0014c290" style:font-size-asian="12pt" style:font-size-complex="12pt"/>
    </style:style>
    <style:style style:name="T42" style:family="text">
      <style:text-properties fo:color="#000000" style:font-name="Arial1" fo:font-size="12pt" fo:font-weight="normal" officeooo:rsid="0014c290" style:font-size-asian="12pt" style:font-weight-asian="normal" style:font-size-complex="12pt" style:font-weight-complex="normal"/>
    </style:style>
    <style:style style:name="T43" style:family="text">
      <style:text-properties fo:color="#000000" style:font-name="Arial1" fo:font-size="12pt" fo:font-weight="normal" officeooo:rsid="0017fa98" style:font-size-asian="12pt" style:font-weight-asian="normal" style:font-name-complex="Arial2" style:font-size-complex="12pt" style:font-weight-complex="normal"/>
    </style:style>
    <style:style style:name="T44" style:family="text">
      <style:text-properties fo:color="#000000" style:font-name="Arial1" fo:font-size="12pt" fo:language="lv" fo:country="LV" fo:font-weight="normal" officeooo:rsid="0017fa98" style:font-size-asian="12pt" style:font-weight-asian="normal" style:font-name-complex="Arial2" style:font-size-complex="12pt" style:font-weight-complex="normal"/>
    </style:style>
    <style:style style:name="T45" style:family="text">
      <style:text-properties fo:color="#000000" style:font-name="Arial1" fo:font-size="12pt" fo:language="lv" fo:country="LV" fo:font-weight="normal" officeooo:rsid="0020fe3b" style:font-size-asian="12pt" style:font-weight-asian="normal" style:font-name-complex="Arial2" style:font-size-complex="12pt" style:font-weight-complex="normal"/>
    </style:style>
    <style:style style:name="T46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color="#000000" fo:font-size="12pt" fo:language="lv" fo:country="LV" fo:font-weight="normal" officeooo:rsid="00213aee" style:font-size-asian="12pt" style:font-weight-asian="normal" style:font-name-complex="Arial2" style:font-size-complex="12pt" style:font-weight-complex="normal"/>
    </style:style>
    <style:style style:name="T48" style:family="text">
      <style:text-properties fo:color="#000000" officeooo:rsid="0020fe3b"/>
    </style:style>
    <style:style style:name="T49" style:family="text">
      <style:text-properties fo:color="#000000" officeooo:rsid="00213aee"/>
    </style:style>
    <style:style style:name="T50" style:family="text">
      <style:text-properties style:use-window-font-color="true" style:font-name="Arial" fo:font-size="12pt" fo:font-weight="normal" officeooo:rsid="000ebc2d" style:font-size-asian="12pt" style:font-weight-asian="normal" style:font-name-complex="Arial2" style:font-size-complex="12pt" style:font-weight-complex="normal"/>
    </style:style>
    <style:style style:name="T51" style:family="text">
      <style:text-properties style:use-window-font-color="true" style:font-name="Arial" fo:font-size="12pt" fo:font-weight="normal" officeooo:rsid="000fce65" style:font-size-asian="12pt" style:font-weight-asian="normal" style:font-name-complex="Arial2" style:font-size-complex="12pt" style:font-weight-complex="normal"/>
    </style:style>
    <style:style style:name="T52" style:family="text">
      <style:text-properties style:use-window-font-color="true" style:font-name="Arial" fo:font-size="12pt" fo:font-weight="normal" officeooo:rsid="0012052c" style:font-size-asian="12pt" style:font-weight-asian="normal" style:font-name-complex="Arial2" style:font-size-complex="12pt" style:font-weight-complex="normal"/>
    </style:style>
    <style:style style:name="T53" style:family="text">
      <style:text-properties style:use-window-font-color="true" style:font-name="Arial" fo:font-size="12pt" fo:font-weight="normal" officeooo:rsid="0017fa98" style:font-size-asian="12pt" style:font-weight-asian="normal" style:font-name-complex="Arial2" style:font-size-complex="12pt" style:font-weight-complex="normal"/>
    </style:style>
    <style:style style:name="T54" style:family="text">
      <style:text-properties style:use-window-font-color="true" style:font-name="Arial" fo:font-size="12pt" fo:font-weight="normal" officeooo:rsid="0019ea49" style:font-size-asian="12pt" style:font-weight-asian="normal" style:font-name-complex="Arial2" style:font-size-complex="12pt" style:font-weight-complex="normal"/>
    </style:style>
    <style:style style:name="T55" style:family="text">
      <style:text-properties style:use-window-font-color="true" style:font-name="Arial" fo:font-size="12pt" fo:font-weight="normal" officeooo:rsid="001dd733" style:font-size-asian="12pt" style:font-weight-asian="normal" style:font-name-complex="Arial2" style:font-size-complex="12pt" style:font-weight-complex="normal"/>
    </style:style>
    <style:style style:name="T56" style:family="text">
      <style:text-properties style:use-window-font-color="true" style:font-name="Arial" fo:font-size="12pt" fo:font-weight="normal" officeooo:rsid="0012fc32" style:font-size-asian="12pt" style:font-weight-asian="normal" style:font-name-complex="Arial2" style:font-size-complex="12pt" style:font-weight-complex="normal"/>
    </style:style>
    <style:style style:name="T57" style:family="text">
      <style:text-properties style:use-window-font-color="true" style:font-name="Arial" fo:font-size="12pt" fo:font-weight="normal" officeooo:rsid="0020fe3b" style:font-size-asian="12pt" style:font-weight-asian="normal" style:font-name-complex="Arial2" style:font-size-complex="12pt" style:font-weight-complex="normal"/>
    </style:style>
    <style:style style:name="T58" style:family="text">
      <style:text-properties style:use-window-font-color="true" style:font-name="Arial" fo:font-size="12pt" fo:font-style="normal" fo:font-weight="normal" officeooo:rsid="000ebc2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59" style:family="text">
      <style:text-properties style:use-window-font-color="true" style:font-name="Arial" fo:font-size="12pt" fo:language="lv" fo:country="LV" fo:font-weight="normal" officeooo:rsid="001f15ad" style:font-size-asian="12pt" style:font-weight-asian="normal" style:font-name-complex="Arial2" style:font-size-complex="12pt" style:font-weight-complex="normal"/>
    </style:style>
    <style:style style:name="T60" style:family="text">
      <style:text-properties style:use-window-font-color="true" fo:font-size="12pt" fo:font-weight="normal" officeooo:rsid="0019ea49" style:font-size-asian="12pt" style:font-weight-asian="normal" style:font-name-complex="Arial2" style:font-size-complex="12pt" style:font-weight-complex="normal"/>
    </style:style>
    <style:style style:name="T61" style:family="text">
      <style:text-properties style:use-window-font-color="true" style:font-name="Arial1" fo:font-size="12pt" fo:font-weight="normal" officeooo:rsid="0012052c" style:font-size-asian="12pt" style:font-weight-asian="normal" style:font-name-complex="Arial1" style:font-size-complex="12pt" style:font-weight-complex="normal"/>
    </style:style>
    <style:style style:name="T62" style:family="text">
      <style:text-properties style:use-window-font-color="true" style:font-name="Arial1" fo:font-size="12pt" fo:font-weight="normal" officeooo:rsid="0019ea49" style:font-size-asian="12pt" style:font-weight-asian="normal" style:font-name-complex="Arial2" style:font-size-complex="12pt" style:font-weight-complex="normal"/>
    </style:style>
    <style:style style:name="T63" style:family="text">
      <style:text-properties style:use-window-font-color="true" style:font-name="Arial1" fo:font-size="12pt" fo:font-weight="normal" officeooo:rsid="0020fe3b" style:font-size-asian="12pt" style:font-weight-asian="normal" style:font-name-complex="Arial2" style:font-size-complex="12pt" style:font-weight-complex="normal"/>
    </style:style>
    <style:style style:name="T64" style:family="text">
      <style:text-properties style:use-window-font-color="true" style:font-name="Arial1" fo:font-size="12pt" fo:language="lv" fo:country="LV" fo:font-weight="normal" officeooo:rsid="0006b0d7" style:font-size-asian="12pt" style:font-weight-asian="normal" style:font-name-complex="Arial1" style:font-size-complex="12pt" style:font-weight-complex="normal"/>
    </style:style>
    <style:style style:name="T65" style:family="text">
      <style:text-properties style:use-window-font-color="true" style:font-name="Arial1" fo:font-size="12pt" fo:language="lv" fo:country="LV" fo:font-weight="normal" officeooo:rsid="0012052c" style:font-size-asian="12pt" style:font-weight-asian="normal" style:font-name-complex="Arial1" style:font-size-complex="12pt" style:font-weight-complex="normal"/>
    </style:style>
    <style:style style:name="T66" style:family="text">
      <style:text-properties style:use-window-font-color="true" style:font-name="Arial1" fo:font-size="12pt" fo:language="lv" fo:country="LV" fo:font-weight="normal" officeooo:rsid="000cbfc8" style:font-size-asian="12pt" style:font-weight-asian="normal" style:font-name-complex="Arial1" style:font-size-complex="12pt" style:font-weight-complex="normal"/>
    </style:style>
    <style:style style:name="T67" style:family="text">
      <style:text-properties style:use-window-font-color="true" style:font-name="Arial1" fo:font-size="12pt" fo:language="lv" fo:country="LV" fo:font-weight="normal" officeooo:rsid="0019ea49" style:font-size-asian="12pt" style:font-weight-asian="normal" style:font-name-complex="Arial2" style:font-size-complex="12pt" style:font-weight-complex="normal"/>
    </style:style>
    <style:style style:name="T68" style:family="text">
      <style:text-properties style:use-window-font-color="true" style:font-name="Arial1" fo:font-size="12pt" fo:language="lv" fo:country="LV" fo:font-weight="normal" officeooo:rsid="0020fe3b" style:font-size-asian="12pt" style:font-weight-asian="normal" style:font-name-complex="Arial2" style:font-size-complex="12pt" style:font-weight-complex="normal"/>
    </style:style>
    <style:style style:name="T69" style:family="text">
      <style:text-properties officeooo:rsid="000fce65"/>
    </style:style>
    <style:style style:name="T70" style:family="text">
      <style:text-properties style:font-name="Arial" fo:font-size="12pt" officeooo:rsid="0012fc32" style:font-size-asian="12pt" style:font-name-complex="Arial2" style:font-size-complex="12pt"/>
    </style:style>
    <style:style style:name="T71" style:family="text">
      <style:text-properties officeooo:rsid="0012fc32"/>
    </style:style>
    <style:style style:name="T72" style:family="text">
      <style:text-properties fo:color="#cc0000"/>
    </style:style>
    <style:style style:name="T73" style:family="text">
      <style:text-properties officeooo:rsid="001a2724"/>
    </style:style>
    <style:style style:name="T74" style:family="text">
      <style:text-properties officeooo:rsid="001b747e"/>
    </style:style>
    <style:style style:name="T75" style:family="text">
      <style:text-properties officeooo:rsid="001dd733"/>
    </style:style>
    <style:style style:name="T76" style:family="text">
      <style:text-properties fo:language="lv" fo:country="LV"/>
    </style:style>
    <style:style style:name="T77" style:family="text">
      <style:text-properties fo:language="lv" fo:country="LV" officeooo:rsid="001dd733"/>
    </style:style>
    <style:style style:name="T78" style:family="text">
      <style:text-properties fo:font-style="normal" style:text-underline-style="none" fo:font-weight="normal" officeooo:rsid="0012052c" style:font-style-asian="normal" style:font-weight-asian="normal" style:font-style-complex="normal" style:font-weight-complex="normal"/>
    </style:style>
    <style:style style:name="T79" style:family="text">
      <style:text-properties fo:font-weight="normal" officeooo:rsid="0012fc32" style:font-weight-asian="normal" style:font-weight-complex="normal"/>
    </style:style>
    <style:style style:name="T80" style:family="text">
      <style:text-properties officeooo:rsid="001f15ad"/>
    </style:style>
    <style:style style:name="T81" style:family="text">
      <style:text-properties officeooo:rsid="0020fe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74">12.Tests</text:span> </text:p>
      <text:p text:style-name="P2"/>
      <text:p text:style-name="P9">1. <text:span text:style-name="T75">Ko nozīmē saīsinājums</text:span> JSP ?</text:p>
      <text:p text:style-name="P24"><text:span text:style-name="T50"><text:tab/></text:span><text:span text:style-name="T58">a.</text:span><text:span text:style-name="T4"> Java Server Pages</text:span></text:p>
      <text:p text:style-name="P21"><text:tab/>b. JavaScript Pages</text:p>
      <text:p text:style-name="P21"><text:tab/>c. Java Server Parameter</text:p>
      <text:p text:style-name="P21"><text:tab/>d. Java SQL Package</text:p>
      <text:p text:style-name="P40">2. Uz kād<text:span text:style-name="T75">ām</text:span> tehnoloģij<text:span text:style-name="T75">ām</text:span> <text:span text:style-name="T75">balstās</text:span> JSP ?</text:p>
      <text:p text:style-name="P21"><text:tab/>a. Java Server</text:p>
      <text:p text:style-name="P21"><text:tab/>b. JavaServer Faces</text:p>
      <text:p text:style-name="P21"><text:tab/>c. Java Servlet</text:p>
      <text:p text:style-name="P21"><text:tab/>d. JavaServer Standard Pages Tag Library</text:p>
      <text:p text:style-name="P40">3. <text:span text:style-name="T69">Kuri appgalvojumi par JSP ir patiesi ?</text:span></text:p>
      <text:p text:style-name="P21"><text:tab/><text:span text:style-name="T69">A) JSP lapas statiskās sastāvdaļas ir: HTML, XML, text.</text:span></text:p>
      <text:p text:style-name="P24"><text:span text:style-name="T50"><text:tab/></text:span><text:span text:style-name="T51">B) JSP lapa</text:span><text:span text:style-name="T55">s</text:span><text:span text:style-name="T51"> </text:span><text:span text:style-name="T55">v</text:span><text:span text:style-name="T51">ienīgais dinamiska sastāvdaļa ir </text:span><text:span text:style-name="T19">Java kods</text:span></text:p>
      <text:p text:style-name="P21"><text:tab/><text:span text:style-name="T69">C) Viena no JSP lapa dinamiskām sastāvdaļam ir Java kods</text:span></text:p>
      <text:p text:style-name="P25"><text:span text:style-name="T50"><text:tab/></text:span><text:span text:style-name="T51">D) </text:span><text:span text:style-name="T15">JSP</text:span><text:span text:style-name="T2"> tehnoloģija</text:span><text:span text:style-name="T18">s</text:span><text:span text:style-name="T2"> nodrošina iespēju sakombinēt </text:span><text:span text:style-name="T15">HTML</text:span><text:span text:style-name="T2"> un </text:span><text:span text:style-name="T15">Java</text:span><text:span text:style-name="T2"> sīklietotņu programmēšanu</text:span></text:p>
      <text:p text:style-name="P74"><text:tab/></text:p>
      <text:p text:style-name="P42"><text:tab/>a. A &amp; D</text:p>
      <text:p text:style-name="P45"><text:tab/><text:span text:style-name="T69">b. A &amp; B &amp; D</text:span></text:p>
      <text:p text:style-name="P43"><text:tab/>c. A &amp; C &amp; D</text:p>
      <text:p text:style-name="P44"><text:tab/>d. <text:span text:style-name="T76">Visi </text:span><text:span text:style-name="T77">apgalvojumi</text:span><text:span text:style-name="T76"> </text:span><text:span text:style-name="T75">ir patiesi</text:span>.</text:p>
      <text:p text:style-name="P41">4. <text:span text:style-name="T75">Kāda ir pricipiālā</text:span> JSP darbīb<text:span text:style-name="T75">u</text:span> <text:span text:style-name="T75">secība</text:span>:</text:p>
      <text:p text:style-name="P4"><text:span text:style-name="T20"><text:tab/>a -</text:span><text:span text:style-name="T1"> Ja fails ir jaunizveidots JSP dzinējs to <text:s/>pārveido par Java serversīklietotni</text:span></text:p>
      <text:p text:style-name="P4"><text:span text:style-name="T20"><text:tab/>b -</text:span><text:span text:style-name="T1"> Ja fails ir jaunizveidots JSP dzinējs nokompilē serversīklietotni</text:span></text:p>
      <text:p text:style-name="P4"><text:span text:style-name="T20"><text:tab/>c -</text:span><text:span text:style-name="T1"> Serversīklietotnes izvads ar Web Server tiek nosūtīts kā HTTP atbilde</text:span></text:p>
      <text:p text:style-name="P5"><text:span text:style-name="T20"><text:tab/>d -</text:span><text:span text:style-name="T1"> Serversīklietotnes dzinējs izpilda Java serversīklietoni izmantojot standarta API</text:span></text:p>
      <text:p text:style-name="P5"><text:span text:style-name="T20"><text:tab/>e -</text:span><text:span text:style-name="T1"> Tīmekļa serveris iedarbina JSP dzinēju</text:span></text:p>
      <text:p text:style-name="P5"><text:span text:style-name="T20"><text:tab/>f -</text:span><text:span text:style-name="T1"> JSP dzinējs pārbauda, vai JSP fails ir jaunizveidots fails vai mainīts fails</text:span></text:p>
      <text:p text:style-name="P5"><text:span text:style-name="T20"><text:tab/>g -</text:span><text:span text:style-name="T1"> Klients pieprasa lapu, kuras nosaukums beidzas ar “.jsp”</text:span></text:p>
      <text:p text:style-name="P6"/>
      <text:p text:style-name="P6"/>
      <text:p text:style-name="P3"><text:span text:style-name="T29"><text:tab/>Kurš no šiem apgalvojumiem ir patiess/</text:span><text:span text:style-name="T30">nepatiess</text:span><text:span text:style-name="T29">:</text:span><text:span text:style-name="T38"> </text:span></text:p>
      <text:p text:style-name="P7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text:span text:style-name="T23">5. </text:span><text:span text:style-name="T46">jspService()</text:span><text:span text:style-name="T21"> tiek izsaukts katru reizi, kad JSP lapā parādās jauns pieprasījums</text:span></text:p>
          </table:table-cell>
          <table:table-cell table:style-name="Table3.B1" office:value-type="string">
            <text:list xml:id="list3748300998762166688" text:style-name="L1">
              <text:list-header>
                <text:h text:style-name="P73" text:outline-level="1"/>
              </text:list-header>
            </text:list>
          </table:table-cell>
        </table:table-row>
        <table:table-row table:style-name="Table3.1">
          <table:table-cell table:style-name="Table3.A2" office:value-type="string">
            <text:p text:style-name="P14"><text:span text:style-name="T78">6. </text:span><text:span text:style-name="T23">Java kodu ievieto JSP lapā (serversīklietotnē), kura tiks ģenerēta no JSP lapas </text:span></text:p>
          </table:table-cell>
          <table:table-cell table:style-name="Table3.B2" office:value-type="string">
            <text:list xml:id="list104345981555575" text:continue-numbering="true" text:style-name="L1">
              <text:list-header>
                <text:h text:style-name="P73" text:outline-level="1"/>
              </text:list-header>
            </text:list>
          </table:table-cell>
        </table:table-row>
      </table:table>
      <text:p text:style-name="P71"/>
      <text:p text:style-name="P7"><text:tab/></text:p>
      <text:p text:style-name="P17"><text:soft-page-break/><text:span text:style-name="T52">7. </text:span><text:span text:style-name="T64">Salīdzini</text:span><text:span text:style-name="T65"> aprakstus sarakst</text:span><text:span text:style-name="T64">ā</text:span><text:span text:style-name="T65"> pa kreisi, </text:span><text:span text:style-name="T64">tu</text:span><text:span text:style-name="T66">kša</text:span><text:span text:style-name="T64">jā kolonā norādot</text:span><text:span text:style-name="T65"> pareizo koncepciju no saraksta labajā pusē.</text:span><text:span text:style-name="T61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7"><text:span text:style-name="T70">1.</text:span><text:span text:style-name="T72">&lt;%= %&gt;</text:span></text:p>
          </table:table-cell>
          <table:table-cell table:style-name="Table1.C1" office:value-type="string">
            <text:p text:style-name="P50">a. <text:span text:style-name="T1">Kods</text:span></text:p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7"><text:span text:style-name="T70">2.</text:span><text:span text:style-name="T72">&lt;% %&gt;</text:span></text:p>
          </table:table-cell>
          <table:table-cell table:style-name="Table1.C2" office:value-type="string">
            <text:p text:style-name="P49"><text:span text:style-name="T71">b. </text:span><text:span text:style-name="T24">Izteiksmes</text:span></text:p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7"><text:span text:style-name="T70">3. </text:span><text:span text:style-name="T72">&lt;%! %&gt;</text:span></text:p>
          </table:table-cell>
          <table:table-cell table:style-name="Table1.C2" office:value-type="string">
            <text:p text:style-name="P54"><text:span text:style-name="T71">c. </text:span>Deklarācija</text:p>
          </table:table-cell>
        </table:table-row>
      </table:table>
      <text:p text:style-name="P10"/>
      <text:p text:style-name="P38"><text:span text:style-name="T31"><text:tab/>Kurš no šiem apgalvojumiem ir patiess/</text:span><text:span text:style-name="T32">nepatiess</text:span><text:span text:style-name="T31">:</text:span><text:span text:style-name="T39"> </text:span></text:p>
      <text:p text:style-name="P72">T/F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<text:span text:style-name="T79">8. </text:span><text:span text:style-name="T1">Scriptelt -</text:span><text:span text:style-name="T79"> </text:span><text:span text:style-name="T1">Izmanto mainīgo vai metožu definēšanai, kuras tiek ievietotas serversīklietotnes main body klasē</text:span></text:p>
          </table:table-cell>
          <table:table-cell table:style-name="Table4.B1" office:value-type="string">
            <text:h text:style-name="P68" text:outline-level="1"/>
          </table:table-cell>
        </table:table-row>
        <table:table-row table:style-name="Table4.1">
          <table:table-cell table:style-name="Table4.A2" office:value-type="string">
            <text:p text:style-name="P22"><text:span text:style-name="T24">9. </text:span><text:span text:style-name="T22">Deklarācija - </text:span><text:span text:style-name="T21">Izmanto, lai ievietotu patvaļīgu Java kodu serversīklietotnes jspService() metodē</text:span></text:p>
          </table:table-cell>
          <table:table-cell table:style-name="Table4.B2" office:value-type="string">
            <text:h text:style-name="P68" text:outline-level="1"/>
          </table:table-cell>
        </table:table-row>
        <table:table-row table:style-name="Table4.1">
          <table:table-cell table:style-name="Table4.A2" office:value-type="string">
            <text:p text:style-name="P22"><text:span text:style-name="T24">10. </text:span><text:span text:style-name="T1">JSP komentār</text:span><text:span text:style-name="T24">u f</text:span><text:span text:style-name="T1">ormāts </text:span><text:span text:style-name="T24">ir:</text:span><text:span text:style-name="T1"> &lt;%-- and --%&gt;</text:span></text:p>
          </table:table-cell>
          <table:table-cell table:style-name="Table4.B2" office:value-type="string">
            <text:h text:style-name="P68" text:outline-level="1"/>
          </table:table-cell>
        </table:table-row>
      </table:table>
      <text:p text:style-name="P20"/>
      <text:p text:style-name="P16"><text:span text:style-name="T10">11. </text:span><text:span text:style-name="T11">Ko nozīmē saīsinājums </text:span><text:span text:style-name="T10">JSF ?</text:span></text:p>
      <text:p text:style-name="P26"><text:span text:style-name="T10"><text:tab/></text:span><text:span text:style-name="T41">a. </text:span><text:span text:style-name="T42">JavaScript Faces</text:span></text:p>
      <text:p text:style-name="P37"><text:tab/>b. JavaServer Faces</text:p>
      <text:p text:style-name="P37"><text:tab/>c. Java Servlet Filter</text:p>
      <text:p text:style-name="P37"><text:tab/>d. JavaServer Filter</text:p>
      <text:p text:style-name="P46"><text:span text:style-name="T16">1</text:span><text:span text:style-name="T17">2. Izveido JSF dzīves ciklu pareiza secībā:</text:span></text:p>
      <text:p text:style-name="P56"><text:span text:style-name="T1"><text:s/></text:span><text:span text:style-name="T25">a. </text:span><text:span text:style-name="T1">Apply request values phase</text:span></text:p>
      <text:p text:style-name="P57"><text:span text:style-name="T1"><text:s/></text:span><text:span text:style-name="T25">b. </text:span><text:span text:style-name="T1">Render response phase</text:span></text:p>
      <text:p text:style-name="P57"><text:span text:style-name="T25"><text:s/>c. </text:span><text:span text:style-name="T1">Update model values phase</text:span></text:p>
      <text:p text:style-name="P57"><text:span text:style-name="T1"><text:s/></text:span><text:span text:style-name="T25">d. </text:span><text:span text:style-name="T1">Process validations phase</text:span></text:p>
      <text:p text:style-name="P57"><text:span text:style-name="T1"><text:s/></text:span><text:span text:style-name="T25">e. </text:span><text:span text:style-name="T1">Invoke application phase</text:span></text:p>
      <text:p text:style-name="P57"><text:span text:style-name="T1"><text:s/></text:span><text:span text:style-name="T25">f. Restore view phase</text:span></text:p>
      <text:p text:style-name="P76"/>
      <text:p text:style-name="P39"><text:span text:style-name="T31"><text:tab/>Kurš no šiem apgalvojumiem ir patiess/</text:span><text:span text:style-name="T32">nepatiess</text:span><text:span text:style-name="T31">:</text:span><text:span text:style-name="T39"> </text:span></text:p>
      <text:p text:style-name="P77"><text:tab/><text:tab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<text:span text:style-name="T13">13. </text:span><text:span text:style-name="T6">Validators <text:s/>- </text:span><text:span text:style-name="T8">Nodrošina</text:span><text:span text:style-name="T35"> pareizības pārbaud</text:span><text:span text:style-name="T36">i</text:span><text:span text:style-name="T35"> UIInput vērtībām</text:span></text:p>
          </table:table-cell>
          <table:table-cell table:style-name="Table5.B1" office:value-type="string">
            <text:h text:style-name="P69" text:outline-level="1"/>
          </table:table-cell>
        </table:table-row>
        <table:table-row table:style-name="Table5.1">
          <table:table-cell table:style-name="Table5.A2" office:value-type="string">
            <text:p text:style-name="P28"><text:span text:style-name="T5">14. </text:span><text:span text:style-name="T3">Converters – </text:span><text:bookmark text:name="result_box"/><text:span text:style-name="T33">Standarta implementācija galven</text:span><text:span text:style-name="T34">aj</text:span><text:span text:style-name="T33">ā metode</text:span><text:span text:style-name="T40"> </text:span></text:p>
          </table:table-cell>
          <table:table-cell table:style-name="Table5.B2" office:value-type="string">
            <text:h text:style-name="P69" text:outline-level="1"/>
          </table:table-cell>
        </table:table-row>
        <table:table-row table:style-name="Table5.1">
          <table:table-cell table:style-name="Table5.A2" office:value-type="string">
            <text:p text:style-name="P28"><text:span text:style-name="T14">15. </text:span><text:span text:style-name="T12">UIComponent/UIComponentBase </text:span><text:bookmark text:name="result_box1"/><text:span text:style-name="T28">ir </text:span><text:span text:style-name="T37">pamat</text:span><text:span text:style-name="T28">klase</text:span><text:span text:style-name="T37">s</text:span><text:span text:style-name="T28"> vis</text:span><text:span text:style-name="T37">ā</text:span><text:span text:style-name="T28">m lietotāja saskarnes sastāvdaļām</text:span><text:span text:style-name="T27"> </text:span></text:p>
          </table:table-cell>
          <table:table-cell table:style-name="Table5.B2" office:value-type="string">
            <text:h text:style-name="P69" text:outline-level="1"/>
          </table:table-cell>
        </table:table-row>
      </table:table>
      <text:p text:style-name="P78"><text:tab/></text:p>
      <text:p text:style-name="P79"><text:tab/></text:p>
      <text:p text:style-name="P12">16. <text:span text:style-name="T69">Kuri appgalvojumi par </text:span>Validator <text:span text:style-name="T80">ir patiesi</text:span>?</text:p>
      <text:p text:style-name="P23"><text:span text:style-name="T56"><text:tab/></text:span><text:span text:style-name="T53">A) </text:span><text:span text:style-name="T59">Nodrošina vienu vai vairākas reģistrācijas komponentē</text:span></text:p>
      <text:p text:style-name="P23"><text:span text:style-name="T56"><text:tab/></text:span><text:span text:style-name="T53">B) </text:span><text:span text:style-name="T57">Ģenerē</text:span><text:span text:style-name="T44"> vienu vai vairākus ziņojumus par kļūdām</text:span><text:span text:style-name="T43"> </text:span></text:p>
      <text:p text:style-name="P23"><text:span text:style-name="T56"><text:tab/></text:span><text:span text:style-name="T53">C) </text:span><text:bookmark text:name="result_box4"/><text:span text:style-name="T44">Standarta implementāciju</text:span><text:span text:style-name="T45">a</text:span><text:span text:style-name="T44"> </text:span><text:span text:style-name="T45">radniecīgos</text:span><text:span text:style-name="T44"> gadījum</text:span><text:span text:style-name="T45">os</text:span><text:span text:style-name="T43"> </text:span></text:p>
      <text:p text:style-name="P58"><text:soft-page-break/>a. Tikai A</text:p>
      <text:p text:style-name="P59">b. A &amp; B</text:p>
      <text:p text:style-name="P59">c. A &amp; B &amp; C</text:p>
      <text:p text:style-name="P11"/>
      <text:p text:style-name="P18"><text:span text:style-name="T53">17.</text:span><text:span text:style-name="T7"> </text:span><text:span text:style-name="T51">Kuri appgalvojumi par </text:span><text:span text:style-name="T7">Converter </text:span><text:span text:style-name="T9">ir patiesi</text:span><text:span text:style-name="T7">?</text:span></text:p>
      <text:p text:style-name="P23"><text:span text:style-name="T7"><text:tab/>A) </text:span><text:span text:style-name="T9">Nodrošina konvertāciju pie izvades</text:span><text:span text:style-name="T19">: String to Object</text:span></text:p>
      <text:p text:style-name="P23"><text:span text:style-name="T7"><text:tab/>B) </text:span><text:span text:style-name="T9">Nodrošina konvertāciju pie ievades</text:span><text:span text:style-name="T19">: Object to String</text:span></text:p>
      <text:p text:style-name="P29"><text:span text:style-name="T7"><text:tab/>C) </text:span><text:span text:style-name="T44">Standarta implementāciju </text:span><text:span text:style-name="T45">radniecīgos</text:span><text:span text:style-name="T44"> gadījum</text:span><text:span text:style-name="T45">os</text:span><text:span text:style-name="T43"> </text:span></text:p>
      <text:p text:style-name="P35"/>
      <text:p text:style-name="P60">a. Tikai C</text:p>
      <text:p text:style-name="P61">b. A &amp; B</text:p>
      <text:p text:style-name="P61">c. A &amp; B &amp; C</text:p>
      <text:p text:style-name="P61"/>
      <text:p text:style-name="P13">18. <text:span text:style-name="T69">Korš apgalvojums par </text:span>Render <text:span text:style-name="T81">ir vispareizākais</text:span>?</text:p>
      <text:p text:style-name="P62"><text:span text:style-name="T54">a.</text:span><text:span text:style-name="T62"> </text:span><text:span text:style-name="T63">Komponente</text:span><text:span text:style-name="T67">, kur</text:span><text:span text:style-name="T68">as</text:span><text:span text:style-name="T67"> vērtība tika </text:span><text:span text:style-name="T68">mainīta </text:span></text:p>
      <text:p text:style-name="P64"><text:span text:style-name="T54">b. </text:span><text:bookmark text:name="result_box6"/><text:span text:style-name="T67">Komponent</text:span><text:span text:style-name="T68">e, kuru</text:span><text:span text:style-name="T67"> aktivizē lietotājs</text:span></text:p>
      <text:p text:style-name="P63"><text:span text:style-name="T60">c. </text:span><text:span text:style-name="T1">Render</text:span><text:span text:style-name="T26">Kits </text:span><text:span text:style-name="T48">bibliotēka</text:span></text:p>
      <text:p text:style-name="P64"><text:span text:style-name="T54">d. </text:span><text:bookmark text:name="result_box7"/><text:span text:style-name="T57">Komponente, kas pielāgota</text:span><text:span text:style-name="T63"> </text:span><text:span text:style-name="T67">konkrēt</text:span><text:span text:style-name="T68">ai</text:span><text:span text:style-name="T67"> iezīmēšanas valoda</text:span><text:span text:style-name="T68">i</text:span></text:p>
      <text:p text:style-name="P15"/>
      <text:p text:style-name="P19"><text:span text:style-name="T60">19. </text:span><text:span text:style-name="T47">Kuri apgalvojumi par </text:span><text:span text:style-name="T1">Navigation </text:span><text:span text:style-name="T26">R</text:span><text:span text:style-name="T1">ules </text:span><text:span text:style-name="T49">ir patiesi</text:span><text:span text:style-name="T1">?</text:span></text:p>
      <text:p text:style-name="P30"><text:span text:style-name="T26"><text:tab/>A) </text:span><text:span text:style-name="T49">Navigācijas ietvars</text:span></text:p>
      <text:p text:style-name="P30"><text:span text:style-name="T26"><text:tab/>B) </text:span><text:span text:style-name="T49">Tiek definēts vietnes konfigurācijas failā</text:span></text:p>
      <text:p text:style-name="P65"><text:span text:style-name="T26">C) </text:span><text:span text:style-name="T49">Nosaka, uz kuru lapu pāriet</text:span></text:p>
      <text:p text:style-name="P36"/>
      <text:p text:style-name="P66">a. A &amp; B</text:p>
      <text:p text:style-name="P67">b. B &amp; C</text:p>
      <text:p text:style-name="P67">c. A &amp; C</text:p>
      <text:p text:style-name="P31"/>
      <text:p text:style-name="P33"><text:span text:style-name="T1">20. </text:span><text:span text:style-name="T64">Salīdzini</text:span><text:span text:style-name="T65"> aprakstus sarakst</text:span><text:span text:style-name="T64">ā</text:span><text:span text:style-name="T65"> pa kreisi, </text:span><text:span text:style-name="T64">tu</text:span><text:span text:style-name="T66">kša</text:span><text:span text:style-name="T64">jā kolonā norādot</text:span><text:span text:style-name="T65"> pareizo koncepciju no saraksta labajā pusē.</text:span></text:p>
      <text:p text:style-name="P7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2"><text:span text:style-name="T73">1) </text:span><text:span text:style-name="T1">UICommand component</text:span><text:span text:style-name="T49">e, kuru aktivizē lietotājs</text:span></text:p>
          </table:table-cell>
          <table:table-cell table:style-name="Table2.C1" office:value-type="string">
            <text:p text:style-name="P53">a. <text:span text:style-name="T19">ActionEvent</text:span></text:p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3">2) <text:span text:style-name="T1">UIInput component</text:span><text:span text:style-name="T49">e, kuras vērtība tika izmainīta</text:span></text:p>
          </table:table-cell>
          <table:table-cell table:style-name="Table2.C2" office:value-type="string">
            <text:p text:style-name="P55">b. ValueChangedEvent</text:p>
          </table:table-cell>
        </table:table-row>
      </table:table>
      <text:p text:style-name="P32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Liberation Sans1" svg:font-family="'Liberation Sans'" style:font-family-generic="roman"/>
    <style:font-face style:name="Arial" svg:font-family="Arial" style:font-family-generic="swiss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in" fo:margin-bottom="0in" style:contextual-spacing="fals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" style:family="paragraph" style:parent-style-name="Caption" style:default-outline-level="1" style:list-style-name="" style:class="extra" style:master-page-name="">
      <style:paragraph-properties fo:margin-left="-0.0098in" fo:margin-right="-0.0098in" fo:margin-top="0in" fo:margin-bottom="0in" style:contextual-spacing="false" fo:text-indent="-0.0098in" style:auto-text-indent="false" style:page-number="auto" fo:background-color="transparent" style:shadow="none" style:vertical-align="middle">
        <style:tab-stops/>
        <style:background-image/>
      </style:paragraph-properties>
      <style:text-properties fo:font-style="normal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5:20:19.058310856</meta:creation-date>
    <dc:date>2015-03-25T10:43:44.328121486</dc:date>
    <meta:editing-duration>PT2H51M56S</meta:editing-duration>
    <meta:editing-cycles>14</meta:editing-cycles>
    <meta:generator>LibreOffice/4.2.7.2$Linux_x86 LibreOffice_project/420m0$Build-2</meta:generator>
    <meta:document-statistic meta:table-count="5" meta:image-count="0" meta:object-count="0" meta:page-count="3" meta:paragraph-count="95" meta:word-count="553" meta:character-count="3541" meta:non-whitespace-character-count="3014"/>
  </office:meta>
</office:document-meta>
</file>